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33333"/>
    </style:style>
    <style:style style:name="T2" style:family="text">
      <style:text-properties fo:font-size="10.5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333333"/>
    </style:style>
    <style:style style:name="T3" style:family="text">
      <style:text-properties fo:font-size="10.50pt" fo:font-weight="bold" fo:font-family="Calibri" style:font-family-asian="Calibri" style:font-family-complex="Calibri" fo:background-color="transparent" fo:color="#333333"/>
    </style:style>
    <style:style style:name="T4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5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6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7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0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11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12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3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14" style:family="text">
      <style:text-properties fo:font-size="10.50pt" fo:font-weight="normal" fo:font-family="Calibri" style:font-family-asian="Calibri" style:font-family-complex="Calibri" fo:background-color="transparent" fo:color="#33333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Zaj</text:span><text:span text:style-name="T2">ęcia 5 :</text:span><text:span text:style-name="T3">Systemowy DPU - zaawansowane składniki diagramu.</text:span></text:p>
      <text:p text:style-name="P2"><text:span text:style-name="T4">DPU systemowy: </text:span></text:p>
      <text:p text:style-name="P2"><text:span text:style-name="T5">a.<text:s/></text:span><text:span text:style-name="T6">przypadki typu CRUD,</text:span></text:p>
      <text:p text:style-name="P2"><text:span text:style-name="T7"><text:tab/></text:span><text:span text:style-name="T8">CRUD - z punktu widzenia przetwarzania informacji. informacja w SI podlegają <text:tab/>pewnym operacjom - układającym się w tzw. "cykl życia inf. w systemie" - inf. <text:tab/>powstaje (create), jest wykorzystywana(read), może być aktualizowana(update), <text:tab/>jest usuwana(delete)</text:span><text:span text:style-name="T9"><text:s/> </text:span></text:p>
      <text:p text:style-name="P2"><text:span text:style-name="T10">b. generalizacja- specjalizacja,</text:span></text:p>
      <text:p text:style-name="P2"><text:span text:style-name="T11">c.<text:s/></text:span><text:span text:style-name="T12">zawieraj</text:span><text:span text:style-name="T13">ący związki<text:s/></text:span><text:span text:style-name="T14"><text:s/>include, extend .</text:span></text:p>
      <text:p text:style-name="P3"><text:span text:style-name="T15">Ad a.</text:span></text:p>
      <text:p text:style-name="P3"><text:span text:style-name="T15">PU:</text:span></text:p>
      <text:p text:style-name="P3"><text:span text:style-name="T15">- rezerwacja pokoi - wielko</text:span><text:span text:style-name="T16">ść procesu - mieści się na jednej stronie A4, nie jest duży,</text:span></text:p>
      <text:p text:style-name="P3"><text:span text:style-name="T16"><text:tab/>PU rezerwacja jest typu CRUD</text:span></text:p>
      <text:p text:style-name="P3"><text:span text:style-name="T16">- pobyt gości - przypadek nie jest duży, jest typu CRUD</text:span></text:p>
      <text:p text:style-name="P3"><text:span text:style-name="T16">- kto co zrobił - nie jest duży, jest typu CRUD</text:span></text:p>
      <text:p text:style-name="P3"><text:span text:style-name="T16">- zarządzanie danymi pracownik</text:span><text:span text:style-name="T17">ó</text:span><text:span text:style-name="T18">w - nie jest du</text:span><text:span text:style-name="T19">ży, jest typu CRUD</text:span></text:p>
      <text:p text:style-name="P3"><text:span text:style-name="T19">- harmonogram pracy - jest duży (złożony), jest typu CRUD</text:span></text:p>
      <text:p text:style-name="P4"><draw:frame text:anchor-type="as-char" svg:width="131.76mm" svg:height="92.60mm" style:rel-width="scale" style:rel-height="scale"><draw:object-ole xlink:href="OleObj1"/><draw:image xlink:href="ObjectReplacements/OleObj1"/></draw:frame><text:span text:style-name="T19"/></text:p>
      <text:p text:style-name="P5"><text:span text:style-name="T19"><text:s/>Ad b.</text:span></text:p>
      <text:p text:style-name="P6"><draw:frame text:anchor-type="as-char" svg:width="134.94mm" svg:height="115.62mm" style:rel-width="scale" style:rel-height="scale"><draw:object-ole xlink:href="OleObj2"/><draw:image xlink:href="ObjectReplacements/OleObj2"/></draw:frame><text:span text:style-name="T19"/></text:p>
      <text:p text:style-name="P6"><text:span text:style-name="T19">Ustalamy że kierownik jest szczeg</text:span><text:span text:style-name="T20">ó</text:span><text:span text:style-name="T21">lnym przypadkiem recepcjonisty.</text:span></text:p>
      <text:p text:style-name="P6"><text:span text:style-name="T21"/></text:p>
      <text:p text:style-name="P6"><text:span text:style-name="T21">Po analizie - komu jaka funkcja otrzymujemy:</text:span></text:p>
      <text:p text:style-name="P6"><draw:frame text:anchor-type="as-char" svg:width="120.91mm" svg:height="97.63mm" style:rel-width="scale" style:rel-height="scale"><draw:object-ole xlink:href="OleObj3"/><draw:image xlink:href="ObjectReplacements/OleObj3"/></draw:frame><text:span text:style-name="T21"/></text:p>
      <text:p text:style-name="P6"><text:span text:style-name="T21"/></text:p>
      <text:p text:style-name="P6"><text:span text:style-name="T22"/></text:p>
      <text:p text:style-name="P7"><text:span text:style-name="T23"/></text:p>
      <text:p text:style-name="P7"><text:span text:style-name="T24">Zadanie.</text:span></text:p>
      <text:p text:style-name="P7"><text:span text:style-name="T24">1. Ustali</text:span><text:span text:style-name="T25">ć złożoności przypadk</text:span><text:span text:style-name="T26">ów u</text:span><text:span text:style-name="T27">życia.</text:span></text:p>
      <text:p text:style-name="P7"><text:span text:style-name="T28">2. Przeprowadzi</text:span><text:span text:style-name="T29">ć test CRUD dla poszczeg</text:span><text:span text:style-name="T30">ólnych danych.</text:span></text:p>
      <text:p text:style-name="P7"><text:span text:style-name="T31">3. Ustali</text:span><text:span text:style-name="T32">ć powiązania między przypadkami.</text:span></text:p>
      <text:p text:style-name="P7"><text:span text:style-name="T33">4. Ustali</text:span><text:span text:style-name="T34">ć scenariusze dla wszystkich PU.</text:span></text:p>
      <text:p text:style-name="P7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